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Util.loadFromTemplatePath( final String properties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iesUtil.loadFromClassPath( final String propertie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iesUtil.load( final String properties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iesUtil.Properties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